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25-01-18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24-01-03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23-01-05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22-01-05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21-01-05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20-01-03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9-01-03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4064" calcext:value-type="float">
            <text:p>54.6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8-01-03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7-01-04 20:46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6-01-03 20:41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5-01-04 16:3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4-01-04 18:29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3-01-04 20:48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2-01-04 22:5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1-01-05 17:5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0-01-03 23:1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10-01-03 23:0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9-01-06 15:47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9-01-06 15:36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8-01-06 18:43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7-04-03 21:0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6-01-06 18:35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5-01-10 16:48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4-01-02 19:3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2-12-26 20:29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2-01-02 20:29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1-01-03 18:1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2000-01-04 07:0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199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149101311701</text:p>
          </table:table-cell>
          <table:table-cell office:value-type="string" calcext:value-type="string">
            <text:p>199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